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8.423cm"/>
    </style:style>
    <style:style style:name="Tabla1.B" style:family="table-column">
      <style:table-column-properties style:column-width="1.88cm"/>
    </style:style>
    <style:style style:name="Tabla1.C" style:family="table-column">
      <style:table-column-properties style:column-width="6.697cm"/>
    </style:style>
    <style:style style:name="Tabla1.A1" style:family="table-cell">
      <style:table-cell-properties style:vertical-align="middle" fo:padding="0.049cm" fo:border="0.05pt solid #000000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3.515cm"/>
    </style:style>
    <style:style style:name="Tabla2.B" style:family="table-column">
      <style:table-column-properties style:column-width="6.234cm"/>
    </style:style>
    <style:style style:name="Tabla2.C" style:family="table-column">
      <style:table-column-properties style:column-width="7.251cm"/>
    </style:style>
    <style:style style:name="Tabla2.A1" style:family="table-cell">
      <style:table-cell-properties style:vertical-align="middle" fo:padding="0.049cm" fo:border="0.05pt solid #000000"/>
    </style:style>
    <style:style style:name="P1" style:family="paragraph" style:parent-style-name="Heading_20_3">
      <style:paragraph-properties fo:margin-left="0cm" fo:margin-right="0cm" fo:margin-top="0cm" fo:margin-bottom="0.247cm" style:contextual-spacing="false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.247cm" style:contextual-spacing="false" fo:text-indent="0cm" style:auto-text-indent="false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6" style:family="paragraph" style:parent-style-name="Text_20_body" style:list-style-name="L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7" style:family="paragraph" style:parent-style-name="Text_20_body" style:list-style-name="L3">
      <style:paragraph-properties fo:margin-left="0cm" fo:margin-right="0cm" fo:margin-top="0cm" fo:margin-bottom="0.247cm" style:contextual-spacing="false" fo:text-indent="0cm" style:auto-text-indent="false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🔔 Ejercicio Tinkercad: Pulsador vs. Interruptor</text:h>
      <text:p text:style-name="P4">El objetivo es demostrar que el pulsador solo cierra el circuito mientras se mantiene presionado, mientras que el interruptor mantiene el estado una vez accionado.</text:p>
      <text:h text:style-name="P1" text:outline-level="3">1. 🛠️ Componentes Necesarios</text:h>
      <text:p text:style-name="P4">Necesitarás configurar dos circuitos independientes en la misma protoboard para la comparación: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3"><text:span text:style-name="Strong_20_Emphasis">Componente</text:span></text:p>
            </table:table-cell>
            <table:table-cell table:style-name="Tabla1.A1" office:value-type="string">
              <text:p text:style-name="P3"><text:span text:style-name="Strong_20_Emphasis">Cantidad</text:span></text:p>
            </table:table-cell>
            <table:table-cell table:style-name="Tabla1.A1" office:value-type="string">
              <text:p text:style-name="P3"><text:span text:style-name="Strong_20_Emphasis">Función</text:span></text:p>
            </table:table-cell>
          </table:table-row>
        </table:table-header-rows>
        <table:table-row>
          <table:table-cell table:style-name="Tabla1.A1" office:value-type="string">
            <text:p text:style-name="P2">Placa de pruebas (Protoboard)</text:p>
          </table:table-cell>
          <table:table-cell table:style-name="Tabla1.A1" office:value-type="string">
            <text:p text:style-name="P2">1</text:p>
          </table:table-cell>
          <table:table-cell table:style-name="Tabla1.A1" office:value-type="string">
            <text:p text:style-name="P2">Para el montaje.</text:p>
          </table:table-cell>
        </table:table-row>
        <table:table-row>
          <table:table-cell table:style-name="Tabla1.A1" office:value-type="string">
            <text:p text:style-name="P2">Batería o Fuente de Alimentación ($5 \text{ V}$ o $9 \text{ V}$)</text:p>
          </table:table-cell>
          <table:table-cell table:style-name="Tabla1.A1" office:value-type="string">
            <text:p text:style-name="P2">1</text:p>
          </table:table-cell>
          <table:table-cell table:style-name="Tabla1.A1" office:value-type="string">
            <text:p text:style-name="P2">Suministro de energía.</text:p>
          </table:table-cell>
        </table:table-row>
        <table:table-row>
          <table:table-cell table:style-name="Tabla1.A1" office:value-type="string">
            <text:p text:style-name="P2">Pulsador (Pushbutton)</text:p>
          </table:table-cell>
          <table:table-cell table:style-name="Tabla1.A1" office:value-type="string">
            <text:p text:style-name="P2">1</text:p>
          </table:table-cell>
          <table:table-cell table:style-name="Tabla1.A1" office:value-type="string">
            <text:p text:style-name="P2">Interruptor de acción momentánea.</text:p>
          </table:table-cell>
        </table:table-row>
        <table:table-row>
          <table:table-cell table:style-name="Tabla1.A1" office:value-type="string">
            <text:p text:style-name="P2">Interruptor Deslizante (Slide Switch)</text:p>
          </table:table-cell>
          <table:table-cell table:style-name="Tabla1.A1" office:value-type="string">
            <text:p text:style-name="P2">1</text:p>
          </table:table-cell>
          <table:table-cell table:style-name="Tabla1.A1" office:value-type="string">
            <text:p text:style-name="P2">Interruptor de acción sostenida (mantener estado).</text:p>
          </table:table-cell>
        </table:table-row>
        <table:table-row>
          <table:table-cell table:style-name="Tabla1.A1" office:value-type="string">
            <text:p text:style-name="P2">Buzzer (Pasivo o Activo)</text:p>
          </table:table-cell>
          <table:table-cell table:style-name="Tabla1.A1" office:value-type="string">
            <text:p text:style-name="P2">2</text:p>
          </table:table-cell>
          <table:table-cell table:style-name="Tabla1.A1" office:value-type="string">
            <text:p text:style-name="P2">Indicadores de audio para cada circuito.</text:p>
          </table:table-cell>
        </table:table-row>
      </table:table>
      <text:h text:style-name="P1" text:outline-level="3">2. 🔌 Circuito 1: Interruptor Sostenido (Slide Switch)</text:h>
      <text:p text:style-name="P4">Este circuito encenderá y mantendrá encendido el Buzzer después de un solo clic.</text:p>
      <text:list text:style-name="L1">
        <text:list-item>
          <text:p text:style-name="P5">Montaje del Buzzer 1: Conecta el terminal negativo del Buzzer 1 al carril negativo (GND) de la protoboard.</text:p>
        </text:list-item>
        <text:list-item>
          <text:p text:style-name="P5">Montaje del Interruptor: Coloca el Interruptor Deslizante en la protoboard.</text:p>
        </text:list-item>
        <text:list-item>
          <text:p text:style-name="P5">Conexión:</text:p>
          <text:list>
            <text:list-item>
              <text:p text:style-name="P5">Conecta el terminal central del Interruptor Deslizante al carril positivo ($+\text{V}$).</text:p>
            </text:list-item>
            <text:list-item>
              <text:p text:style-name="P5">Conecta uno de los terminales externos del Interruptor Deslizante al terminal positivo del Buzzer 1.</text:p>
            </text:list-item>
          </text:list>
        </text:list-item>
      </text:list>
      <text:h text:style-name="P1" text:outline-level="3">3. 👆 Circuito 2: Pulsador Momentáneo (Pushbutton)</text:h>
      <text:p text:style-name="P4">Este circuito solo activará el Buzzer mientras se mantenga presionado el pulsador.</text:p>
      <text:list text:style-name="L2">
        <text:list-item>
          <text:p text:style-name="P6">Montaje del Buzzer 2: Conecta el terminal negativo del Buzzer 2 al carril negativo (GND).</text:p>
        </text:list-item>
        <text:list-item>
          <text:p text:style-name="P6">Montaje del Pulsador: Coloca el Pulsador en la protoboard.</text:p>
        </text:list-item>
        <text:list-item>
          <text:p text:style-name="P6">Conexión:</text:p>
          <text:list>
            <text:list-item>
              <text:p text:style-name="P6">Conecta una pata del pulsador al carril positivo ($+\text{V}$).</text:p>
            </text:list-item>
            <text:list-item>
              <text:p text:style-name="P6">Conecta la pata diagonalmente opuesta del pulsador al terminal positivo del Buzzer 2.</text:p>
            </text:list-item>
          </text:list>
        </text:list-item>
      </text:list>
      <text:h text:style-name="P1" text:outline-level="3">4. ▶️ Simulación y Comprobación</text:h>
      <text:list text:style-name="L3">
        <text:list-item>
          <text:p text:style-name="P7">Inicia la Simulación en Tinkercad.</text:p>
        </text:list-item>
        <text:list-item>
          <text:p text:style-name="P7"><text:soft-page-break/>Comprobación del Interruptor (Circuito 1):</text:p>
          <text:list>
            <text:list-item>
              <text:p text:style-name="P7">Haz clic en el Interruptor Deslizante para cambiar su posición.</text:p>
            </text:list-item>
            <text:list-item>
              <text:p text:style-name="P7">Observación: El Buzzer 1 comienza a sonar y permanece sonando incluso si dejas de hacer clic. (Se queda en el estado "encendido" hasta que lo vuelves a presionar).</text:p>
            </text:list-item>
          </text:list>
        </text:list-item>
        <text:list-item>
          <text:p text:style-name="P7">Comprobación del Pulsador (Circuito 2):</text:p>
          <text:list>
            <text:list-item>
              <text:p text:style-name="P7">Haz clic y MANTÉN PRESIONADO el Pulsador.</text:p>
            </text:list-item>
            <text:list-item>
              <text:p text:style-name="P7">Observación: El Buzzer 2 suena solo mientras mantienes presionado el botón.</text:p>
            </text:list-item>
            <text:list-item>
              <text:p text:style-name="P7">Suelta el Pulsador.</text:p>
            </text:list-item>
            <text:list-item>
              <text:p text:style-name="P7">Observación: El Buzzer 2 deja de sonar inmediatamente.</text:p>
            </text:list-item>
          </text:list>
        </text:list-item>
      </text:list>
      <text:h text:style-name="P1" text:outline-level="3">5. 📝 Conclusión</text:h>
      <text:p text:style-name="P4">El ejercicio demuestra la diferencia fundamental en la acción mecánica y eléctrica:</text:p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3"><text:span text:style-name="Strong_20_Emphasis">Componente</text:span></text:p>
            </table:table-cell>
            <table:table-cell table:style-name="Tabla2.A1" office:value-type="string">
              <text:p text:style-name="P3"><text:span text:style-name="Strong_20_Emphasis">Acción Eléctrica</text:span></text:p>
            </table:table-cell>
            <table:table-cell table:style-name="Tabla2.A1" office:value-type="string">
              <text:p text:style-name="P3"><text:span text:style-name="Strong_20_Emphasis">Uso Típico</text:span></text:p>
            </table:table-cell>
          </table:table-row>
        </table:table-header-rows>
        <table:table-row>
          <table:table-cell table:style-name="Tabla2.A1" office:value-type="string">
            <text:p text:style-name="P2">Interruptor (Slide Switch)</text:p>
          </table:table-cell>
          <table:table-cell table:style-name="Tabla2.A1" office:value-type="string">
            <text:p text:style-name="P2">Cierra el circuito y mantiene el estado (latching).</text:p>
          </table:table-cell>
          <table:table-cell table:style-name="Tabla2.A1" office:value-type="string">
            <text:p text:style-name="P2">Encendido/apagado de una luz, selección de modo.</text:p>
          </table:table-cell>
        </table:table-row>
        <table:table-row>
          <table:table-cell table:style-name="Tabla2.A1" office:value-type="string">
            <text:p text:style-name="P2">Pulsador (Pushbutton)</text:p>
          </table:table-cell>
          <table:table-cell table:style-name="Tabla2.A1" office:value-type="string">
            <text:p text:style-name="P2">Cierra el circuito solo mientras se acciona (momentáneo).</text:p>
          </table:table-cell>
          <table:table-cell table:style-name="Tabla2.A1" office:value-type="string">
            <text:p text:style-name="P2">Botón de timbre, reset, entrada de usuario en un microcontrolador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0:23:50.965980662</meta:creation-date>
    <dc:date>2025-12-15T10:24:06.692979676</dc:date>
    <meta:editing-duration>PT16S</meta:editing-duration>
    <meta:editing-cycles>1</meta:editing-cycles>
    <meta:document-statistic meta:table-count="2" meta:image-count="0" meta:object-count="0" meta:page-count="2" meta:paragraph-count="57" meta:word-count="409" meta:character-count="2635" meta:non-whitespace-character-count="2302"/>
    <meta:generator>LibreOffice/24.2.2.2$Linux_X86_64 LibreOffice_project/d56cc158d8a96260b836f100ef4b4ef25d6f1a01</meta:generator>
  </office:meta>
</office:document-meta>
</file>